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833" officeooo:paragraph-rsid="0004a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s install </text:p>
      <text:p text:style-name="P1"/>
      <text:p text:style-name="P1">lamp install with phpmyadm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9:22:35.614526220</meta:creation-date>
    <dc:date>2020-04-20T19:24:23.258192559</dc:date>
    <meta:editing-duration>PT1M53S</meta:editing-duration>
    <meta:editing-cycles>1</meta:editing-cycles>
    <meta:document-statistic meta:table-count="0" meta:image-count="0" meta:object-count="0" meta:page-count="1" meta:paragraph-count="2" meta:word-count="6" meta:character-count="46" meta:non-whitespace-character-count="40"/>
    <meta:generator>LibreOffice/6.2.8.2$Linux_X86_64 LibreOffice_project/20$Build-2</meta:generator>
  </office:meta>
</office:document-meta>
</file>